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60.77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1mm" svg:y="6.91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0.81mm" svg:y="98.83mm">
            <draw:object draw:notify-on-update-of-ranges="Feuille1.B20:Feuille1.F20 Feuille1.A21:Feuille1.A21 Feuille1.B21:Feuille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2.85mm" svg:y="98.03mm">
            <draw:object draw:notify-on-update-of-ranges="Feuille1.B26:Feuille1.E26 Feuille1.A27:Feuille1.A27 Feuille1.B27:Feuille1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1.39mm" svg:y="189.12mm">
            <draw:object draw:notify-on-update-of-ranges="Feuille1.B33:Feuille1.F33 Feuille1.A34:Feuille1.A34 Feuille1.B34:Feuille1.F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3.01mm" svg:y="188.33mm">
            <draw:object draw:notify-on-update-of-ranges="Feuille1.B39:Feuille1.E39 Feuille1.A40:Feuille1.A40 Feuille1.B40:Feuille1.E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ecteur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9909731.5" calcext:value-type="float">
            <text:p>529909731,5</text:p>
          </table:table-cell>
          <table:table-cell table:style-name="ce4" office:value-type="float" office:value="522898457.7" calcext:value-type="float">
            <text:p>522898457,7</text:p>
          </table:table-cell>
          <table:table-cell table:style-name="ce4" office:value-type="float" office:value="296328978.7" calcext:value-type="float">
            <text:p>296328978,7</text:p>
          </table:table-cell>
          <table:table-cell table:style-name="ce1" office:value-type="float" office:value="191235517.2" calcext:value-type="float">
            <text:p>191235517,2</text:p>
          </table:table-cell>
          <table:table-cell table:style-name="ce4" office:value-type="float" office:value="120975353.1" calcext:value-type="float">
            <text:p>120975353,1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2898457.7" calcext:value-type="float">
            <text:p>522898457,7</text:p>
          </table:table-cell>
          <table:table-cell table:style-name="ce4" office:value-type="float" office:value="585299139.5" calcext:value-type="float">
            <text:p>585299139,5</text:p>
          </table:table-cell>
          <table:table-cell table:style-name="ce4" office:value-type="float" office:value="632652486.1" calcext:value-type="float">
            <text:p>632652486,1</text:p>
          </table:table-cell>
          <table:table-cell table:style-name="ce4" office:value-type="float" office:value="685789466.4" calcext:value-type="float">
            <text:p>685789466,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216655368.8" calcext:value-type="float">
            <text:p>216655368,8</text:p>
          </table:table-cell>
          <table:table-cell table:style-name="ce4" office:value-type="float" office:value="193019030.5" calcext:value-type="float">
            <text:p>193019030,5</text:p>
          </table:table-cell>
          <table:table-cell table:style-name="ce4" office:value-type="float" office:value="97459773.6" calcext:value-type="float">
            <text:p>97459773,6</text:p>
          </table:table-cell>
          <table:table-cell table:style-name="ce1" office:value-type="float" office:value="51823113.4" calcext:value-type="float">
            <text:p>51823113,4</text:p>
          </table:table-cell>
          <table:table-cell table:style-name="ce4" office:value-type="float" office:value="27345444.3" calcext:value-type="float">
            <text:p>27345444,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193019030.5" calcext:value-type="float">
            <text:p>193019030,5</text:p>
          </table:table-cell>
          <table:table-cell table:style-name="ce4" office:value-type="float" office:value="196695023.9" calcext:value-type="float">
            <text:p>196695023,9</text:p>
          </table:table-cell>
          <table:table-cell table:style-name="ce4" office:value-type="float" office:value="202520382.2" calcext:value-type="float">
            <text:p>202520382,2</text:p>
          </table:table-cell>
          <table:table-cell table:style-name="ce4" office:value-type="float" office:value="212149773.8" calcext:value-type="float">
            <text:p>212149773,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3015648.8" calcext:value-type="float">
            <text:p>523015648,8</text:p>
          </table:table-cell>
          <table:table-cell table:style-name="ce4" office:value-type="float" office:value="506963464.6" calcext:value-type="float">
            <text:p>506963464,6</text:p>
          </table:table-cell>
          <table:table-cell table:style-name="ce4" office:value-type="float" office:value="291397447.5" calcext:value-type="float">
            <text:p>291397447,5</text:p>
          </table:table-cell>
          <table:table-cell table:style-name="ce4" office:value-type="float" office:value="153289049.2" calcext:value-type="float">
            <text:p>153289049,2</text:p>
          </table:table-cell>
          <table:table-cell table:style-name="ce4" office:value-type="float" office:value="79639995.4" calcext:value-type="float">
            <text:p>79639995,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office:value-type="float" office:value="506963464.6" calcext:value-type="float">
            <text:p>506963464,6</text:p>
          </table:table-cell>
          <table:table-cell table:style-name="ce4" office:value-type="float" office:value="565893749.4" calcext:value-type="float">
            <text:p>565893749,4</text:p>
          </table:table-cell>
          <table:table-cell table:style-name="ce4" office:value-type="float" office:value="598198348.6" calcext:value-type="float">
            <text:p>598198348,6</text:p>
          </table:table-cell>
          <table:table-cell table:style-name="ce4" office:value-type="float" office:value="643009613.9" calcext:value-type="float">
            <text:p>643009613,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7:25:39.257615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2-03T17:36:03.057916817</dc:date>
    <meta:editing-duration>PT4H6M43S</meta:editing-duration>
    <meta:editing-cycles>11</meta:editing-cycles>
    <meta:generator>LibreOffice/6.0.7.3$Linux_X86_64 LibreOffice_project/00m0$Build-3</meta:generator>
    <meta:document-statistic meta:table-count="1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8cm" chart:style-name="ch2">
          <text:p>Addition de deux vecteurs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529909731.5">
                <text:p>529909731.5</text:p>
                <draw:g>
                  <svg:desc>Feuille1.B8:Feuille1.F8</svg:desc>
                </draw:g>
              </table:table-cell>
              <table:table-cell office:value-type="float" office:value="522898457.7">
                <text:p>522898457.7</text:p>
              </table:table-cell>
              <table:table-cell office:value-type="float" office:value="296328978.7">
                <text:p>296328978.7</text:p>
              </table:table-cell>
              <table:table-cell office:value-type="float" office:value="191235517.2">
                <text:p>191235517.2</text:p>
              </table:table-cell>
              <table:table-cell office:value-type="float" office:value="120975353.1">
                <text:p>12097535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8cm" chart:style-name="ch2">
          <text:p>Addition de deux vecteurs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522898457.7">
                <text:p>522898457.7</text:p>
                <draw:g>
                  <svg:desc>Feuille1.B14:Feuille1.E14</svg:desc>
                </draw:g>
              </table:table-cell>
              <table:table-cell office:value-type="float" office:value="585299139.5">
                <text:p>585299139.5</text:p>
              </table:table-cell>
              <table:table-cell office:value-type="float" office:value="632652486.1">
                <text:p>632652486.1</text:p>
              </table:table-cell>
              <table:table-cell office:value-type="float" office:value="685789466.4">
                <text:p>685789466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6cm" svg:y="0.318cm" chart:style-name="ch2">
          <text:p>Somme des termes d'un vecteur : Passage à l'échelle fort </text:p>
        </chart:title>
        <chart:plot-area chart:style-name="ch3" table:cell-range-address="Feuille1.B20:Feuille1.F21 Feuille1.A21:Feuille1.A21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216655368.8">
                <text:p>216655368.8</text:p>
                <draw:g>
                  <svg:desc>Feuille1.B21:Feuille1.F21</svg:desc>
                </draw:g>
              </table:table-cell>
              <table:table-cell office:value-type="float" office:value="193019030.5">
                <text:p>193019030.5</text:p>
              </table:table-cell>
              <table:table-cell office:value-type="float" office:value="97459773.6">
                <text:p>97459773.6</text:p>
              </table:table-cell>
              <table:table-cell office:value-type="float" office:value="51823113.4">
                <text:p>51823113.4</text:p>
              </table:table-cell>
              <table:table-cell office:value-type="float" office:value="27345444.3">
                <text:p>27345444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8cm" chart:style-name="ch2">
          <text:p>Somme des termes d’un vecteur : Passage à l'échelle faible</text:p>
        </chart:title>
        <chart:plot-area chart:style-name="ch3" table:cell-range-address="Feuille1.B26:Feuille1.E27 Feuille1.A27:Feuille1.A27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193019030.5">
                <text:p>193019030.5</text:p>
                <draw:g>
                  <svg:desc>Feuille1.B27:Feuille1.E27</svg:desc>
                </draw:g>
              </table:table-cell>
              <table:table-cell office:value-type="float" office:value="196695023.9">
                <text:p>196695023.9</text:p>
              </table:table-cell>
              <table:table-cell office:value-type="float" office:value="202520382.2">
                <text:p>202520382.2</text:p>
              </table:table-cell>
              <table:table-cell office:value-type="float" office:value="212149773.8">
                <text:p>212149773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8cm" chart:style-name="ch2">
          <text:p>Produit d’un vecteur par un scalaire : Passage à l'échelle fort </text:p>
        </chart:title>
        <chart:plot-area chart:style-name="ch3" table:cell-range-address="Feuille1.B33:Feuille1.F34 Feuille1.A34:Feuille1.A3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34:Feuille1.F34" chart:label-cell-address="Feuille1.A34:Feuille1.A34" chart:class="chart:scatter">
            <chart:domain table:cell-range-address="Feuille1.B33:Feuille1.F3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33:Feuille1.F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34:Feuille1.A34</svg:desc>
                </draw:g>
              </table:table-cell>
              <table:table-cell office:value-type="float" office:value="523015648.8">
                <text:p>523015648.8</text:p>
                <draw:g>
                  <svg:desc>Feuille1.B34:Feuille1.F34</svg:desc>
                </draw:g>
              </table:table-cell>
              <table:table-cell office:value-type="float" office:value="506963464.6">
                <text:p>506963464.6</text:p>
              </table:table-cell>
              <table:table-cell office:value-type="float" office:value="291397447.5">
                <text:p>291397447.5</text:p>
              </table:table-cell>
              <table:table-cell office:value-type="float" office:value="153289049.2">
                <text:p>153289049.2</text:p>
              </table:table-cell>
              <table:table-cell office:value-type="float" office:value="79639995.4">
                <text:p>79639995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8cm" chart:style-name="ch2">
          <text:p>Produit d’un vecteur par un scalaire : Passage à l'échelle faible</text:p>
        </chart:title>
        <chart:plot-area chart:style-name="ch3" table:cell-range-address="Feuille1.B39:Feuille1.E40 Feuille1.A40:Feuille1.A40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40:Feuille1.E40" chart:label-cell-address="Feuille1.A40:Feuille1.A40" chart:class="chart:scatter">
            <chart:domain table:cell-range-address="Feuille1.B39:Feuille1.E3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39:Feuille1.E3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40:Feuille1.A40</svg:desc>
                </draw:g>
              </table:table-cell>
              <table:table-cell office:value-type="float" office:value="506963464.6">
                <text:p>506963464.6</text:p>
                <draw:g>
                  <svg:desc>Feuille1.B40:Feuille1.E40</svg:desc>
                </draw:g>
              </table:table-cell>
              <table:table-cell office:value-type="float" office:value="565893749.4">
                <text:p>565893749.4</text:p>
              </table:table-cell>
              <table:table-cell office:value-type="float" office:value="598198348.6">
                <text:p>598198348.6</text:p>
              </table:table-cell>
              <table:table-cell office:value-type="float" office:value="643009613.9">
                <text:p>643009613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